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5" style:master-page-name="MasterPage2" style:family="paragraph" style:name="P51">
      <style:paragraph-properties/>
    </style:style>
    <style:style style:parent-style-name="700" style:family="paragraph" style:name="P52">
      <style:text-properties style:text-underline-type="single" style:text-underline-style="solid" style:text-underline-width="auto" style:text-underline-color="font-color"/>
      <style:paragraph-properties/>
    </style:style>
    <style:style style:family="text" style:name="T43">
      <style:text-properties style:text-underline-type="single" style:text-underline-style="solid" style:text-underline-width="auto" style:text-underline-color="font-color"/>
    </style:style>
    <style:style style:family="text" style:name="T44">
      <style:text-properties style:text-underline-type="single" style:text-underline-style="solid" style:text-underline-width="auto" style:text-underline-color="font-color"/>
    </style:style>
    <style:style style:family="text" style:name="T45">
      <style:text-properties style:text-underline-type="single" style:text-underline-style="solid" style:text-underline-width="auto" style:text-underline-color="font-color"/>
    </style:style>
    <style:style style:parent-style-name="695" style:family="paragraph" style:name="P53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46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47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48">
      <style:text-properties fo:font-style="italic"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16.69cm" fo:margin-left="-0.187cm" table:align="left"/>
    </style:style>
    <style:style style:family="table-column" style:name="co1">
      <style:table-column-properties style:column-width="4.436cm"/>
    </style:style>
    <style:style style:family="table-column" style:name="co2">
      <style:table-column-properties style:column-width="8.502cm"/>
    </style:style>
    <style:style style:family="table-column" style:name="co3">
      <style:table-column-properties style:column-width="3.748cm"/>
    </style:style>
    <style:style style:family="table-row" style:name="ro1">
      <style:table-row-properties/>
    </style:style>
    <style:style style:family="table-cell" style:name="ce1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family="text" style:name="T49">
      <style:text-properties fo:color="#000000" fo:font-weight="bold"/>
    </style:style>
    <style:style style:family="text" style:name="T50">
      <style:text-properties fo:color="#000000" fo:font-weight="bold"/>
    </style:style>
    <style:style style:family="table-cell" style:name="ce2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family="text" style:name="T51">
      <style:text-properties fo:color="#000000" fo:font-size="20pt" fo:font-weight="bold"/>
    </style:style>
    <style:style style:family="text" style:name="T52">
      <style:text-properties fo:color="#000000" fo:font-weight="bold"/>
    </style:style>
    <style:style style:family="table-cell" style:name="ce3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family="text" style:name="T53">
      <style:text-properties fo:color="#000000" fo:font-size="20pt" fo:font-weight="bold"/>
    </style:style>
    <style:style style:family="text" style:name="T54">
      <style:text-properties fo:color="#000000" fo:font-size="20pt" fo:font-weight="bold"/>
    </style:style>
    <style:style style:family="table-row" style:name="ro2">
      <style:table-row-properties/>
    </style:style>
    <style:style style:family="table-cell" style:name="ce4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93" style:family="paragraph" style:name="P54">
      <style:paragraph-properties/>
    </style:style>
    <style:style style:family="table-cell" style:name="ce5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93" style:family="paragraph" style:name="P55">
      <style:paragraph-properties/>
    </style:style>
    <style:style style:family="text" style:name="T55">
      <style:text-properties fo:language="en" fo:country="US" fo:font-style="normal" fo:font-weight="normal"/>
    </style:style>
    <style:style style:family="table-cell" style:name="ce6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93" style:family="paragraph" style:name="P56">
      <style:paragraph-properties/>
    </style:style>
    <style:style style:family="text" style:name="T56">
      <style:text-properties fo:language="en" fo:country="US" fo:font-style="normal" fo:font-weight="normal"/>
    </style:style>
    <style:style style:family="text" style:name="T57">
      <style:text-properties fo:language="en" fo:country="US" fo:font-style="normal" fo:font-weight="normal"/>
    </style:style>
    <style:style style:family="text" style:name="T58">
      <style:text-properties fo:language="en" fo:country="US" fo:font-style="normal" fo:font-weight="normal"/>
    </style:style>
    <style:style style:parent-style-name="695" style:family="paragraph" style:name="P57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59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60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61">
      <style:text-properties fo:font-style="italic" style:text-underline-type="single" style:text-underline-style="solid" style:text-underline-width="auto" style:text-underline-color="font-color" fo:font-weight="bold"/>
    </style:style>
    <style:style style:parent-style-name="695" style:family="paragraph" style:name="P58"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parent-style-name="694" style:family="paragraph" style:name="P59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95" style:family="paragraph" style:name="P60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95" style:family="paragraph" style:name="P61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95" style:family="paragraph" style:name="P62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</office:automatic-styles>
  <office:body>
    <office:text text:use-soft-page-breaks="true">
      <text:p text:style-name="P51"><text:span><text:s text:c="6"/></text:span><text:span/></text:p>
      <text:p text:style-name="P52"><text:span text:style-name="T43">Itinerary Suggestions - ${city}</text:span><text:span text:style-name="T44"/><text:span text:style-name="T45"/></text:p>
      <text:p text:style-name="P53"><text:span text:style-name="T46"/><text:span text:style-name="T47"/><text:span text:style-name="T48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><text:span text:style-name="T49">Place</text:span><text:span text:style-name="T50"/><text:span/></text:p>
          </table:table-cell>
          <table:table-cell table:style-name="ce2">
            <text:p><text:span text:style-name="T51">Info</text:span><text:span text:style-name="T52"/><text:span/></text:p>
          </table:table-cell>
          <table:table-cell table:style-name="ce3">
            <text:p><text:span text:style-name="T53">Cost</text:span><text:span text:style-name="T54"/><text:span/></text:p>
          </table:table-cell>
        </table:table-row>
        <table:table-row table:style-name="ro2">
          <table:table-cell table:style-name="ce4">
            <text:p text:style-name="P54"><text:span/><text:span/><text:span/><text:text-input>${r.name}</text:text-input><text:span/></text:p>
          </table:table-cell>
          <table:table-cell table:style-name="ce5">
            <text:p text:style-name="P55"><text:span text:style-name="T55"/><text:span/><text:span/><text:span/><text:text-input>${r.info}</text:text-input><text:span/></text:p>
          </table:table-cell>
          <table:table-cell table:style-name="ce6">
            <text:p text:style-name="P56"><text:span text:style-name="T56"/><text:span/><text:span/><text:span/><text:text-input>${r.formattedCost}</text:text-input><text:span text:style-name="T57"><text:s/></text:span><text:span text:style-name="T58"/><text:span/></text:p>
          </table:table-cell>
        </table:table-row>
      </table:table>
      <text:p text:style-name="P57"><text:span text:style-name="T59"/><text:span text:style-name="T60"/><text:span text:style-name="T61"/></text:p>
      <text:p text:style-name="P58"><text:span/><text:span/></text:p>
      <text:p text:style-name="P59"><text:span>Total budget</text:span><text:span>: </text:span><text:span>${total}</text:span><text:span><text:s/></text:span><text:span/></text:p>
      <text:p text:style-name="P60"><text:span/><text:span/></text:p>
      <text:p text:style-name="P61"><text:span/><text:span/></text:p>
      <text:p text:style-name="P62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</style:style>
    <style:style style:display-name="DStyle_text" style:family="text" style:name="619"/>
    <style:style style:parent-style-name="618" style:display-name="DStyle_text" style:family="text" style:name="620"/>
    <style:style style:display-name="DStyle_paragraph" style:family="paragraph" style:name="621">
      <style:text-properties fo:font-size="10pt"/>
      <style:paragraph-properties/>
    </style:style>
    <style:style style:parent-style-name="621" style:display-name="DStyle_paragraph" style:family="paragraph" style:name="622">
      <style:text-properties fo:font-size="10pt"/>
    </style:style>
    <style:style style:parent-style-name="622" style:display-name="DStyle_text" style:family="text" style:name="623"/>
    <style:style style:parent-style-name="622" style:display-name="DStyle_text" style:family="text" style:name="624"/>
    <style:style style:parent-style-name="621" style:display-name="DStyle_paragraph" style:family="paragraph" style:name="625">
      <style:text-properties fo:font-size="10pt"/>
      <style:paragraph-properties/>
    </style:style>
    <style:style style:parent-style-name="625" style:display-name="DStyle_paragraph" style:family="paragraph" style:name="626">
      <style:text-properties fo:font-size="10pt"/>
    </style:style>
    <style:style style:parent-style-name="626" style:display-name="DStyle_text" style:family="text" style:name="627"/>
    <style:style style:parent-style-name="626" style:display-name="DStyle_text" style:family="text" style:name="628"/>
    <style:style style:parent-style-name="625" style:display-name="DStyle_paragraph" style:family="paragraph" style:name="629">
      <style:text-properties fo:font-size="10pt"/>
      <style:paragraph-properties/>
    </style:style>
    <style:style style:parent-style-name="629" style:display-name="DStyle_paragraph" style:family="paragraph" style:name="630">
      <style:text-properties fo:font-size="10pt"/>
    </style:style>
    <style:style style:parent-style-name="630" style:display-name="DStyle_text" style:family="text" style:name="631"/>
    <style:style style:parent-style-name="630" style:display-name="DStyle_text" style:family="text" style:name="632"/>
    <style:style style:parent-style-name="629" style:display-name="DStyle_paragraph" style:family="paragraph" style:name="633">
      <style:text-properties fo:font-size="10pt"/>
      <style:paragraph-properties/>
    </style:style>
    <style:style style:parent-style-name="633" style:display-name="DStyle_paragraph" style:family="paragraph" style:name="634">
      <style:text-properties fo:font-size="10pt"/>
    </style:style>
    <style:style style:parent-style-name="634" style:display-name="DStyle_text" style:family="text" style:name="635"/>
    <style:style style:parent-style-name="634" style:display-name="Normal" style:family="paragraph" style:name="636"/>
    <style:style style:parent-style-name="634" style:display-name="Heading 1 Char" style:family="text" style:name="637">
      <style:text-properties fo:font-family="Arial" style:font-family-complex="Arial" fo:font-size="20pt"/>
    </style:style>
    <style:style style:parent-style-name="634" style:display-name="Heading 2 Char" style:family="text" style:name="638">
      <style:text-properties fo:font-family="Arial" style:font-family-complex="Arial" fo:font-size="17pt"/>
    </style:style>
    <style:style style:parent-style-name="634" style:display-name="Heading 3 Char" style:family="text" style:name="639">
      <style:text-properties fo:font-family="Arial" style:font-family-complex="Arial" fo:font-size="15pt"/>
    </style:style>
    <style:style style:parent-style-name="636" style:display-name="Heading 4" style:family="paragraph" style:name="640">
      <style:text-properties fo:font-family="Arial" style:font-family-complex="Arial" fo:font-size="13pt" fo:font-weight="bold"/>
      <style:paragraph-properties fo:margin-top="16pt" fo:margin-bottom="10pt"/>
    </style:style>
    <style:style style:parent-style-name="634" style:display-name="Heading 4 Char" style:family="text" style:name="641">
      <style:text-properties fo:font-family="Arial" style:font-family-complex="Arial" fo:font-size="13pt" fo:font-weight="bold"/>
    </style:style>
    <style:style style:parent-style-name="636" style:display-name="Heading 5" style:family="paragraph" style:name="642">
      <style:text-properties fo:font-family="Arial" style:font-family-complex="Arial" fo:font-size="12pt" fo:font-weight="bold"/>
      <style:paragraph-properties fo:margin-top="16pt" fo:margin-bottom="10pt"/>
    </style:style>
    <style:style style:parent-style-name="634" style:display-name="Heading 5 Char" style:family="text" style:name="643">
      <style:text-properties fo:font-family="Arial" style:font-family-complex="Arial" fo:font-size="12pt" fo:font-weight="bold"/>
    </style:style>
    <style:style style:parent-style-name="636" style:display-name="Heading 6" style:family="paragraph" style:name="644">
      <style:text-properties fo:font-family="Arial" style:font-family-complex="Arial" fo:font-size="11pt" fo:font-weight="bold"/>
      <style:paragraph-properties fo:margin-top="16pt" fo:margin-bottom="10pt"/>
    </style:style>
    <style:style style:parent-style-name="634" style:display-name="Heading 6 Char" style:family="text" style:name="645">
      <style:text-properties fo:font-family="Arial" style:font-family-complex="Arial" fo:font-size="11pt" fo:font-weight="bold"/>
    </style:style>
    <style:style style:parent-style-name="636" style:display-name="Heading 7" style:family="paragraph" style:name="646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34" style:display-name="Heading 7 Char" style:family="text" style:name="647">
      <style:text-properties fo:font-family="Arial" style:font-family-complex="Arial" fo:font-size="11pt" fo:font-style="italic" fo:font-weight="bold"/>
    </style:style>
    <style:style style:parent-style-name="636" style:display-name="Heading 8" style:family="paragraph" style:name="648">
      <style:text-properties fo:font-family="Arial" style:font-family-complex="Arial" fo:font-size="11pt" fo:font-style="italic"/>
      <style:paragraph-properties fo:margin-top="16pt" fo:margin-bottom="10pt"/>
    </style:style>
    <style:style style:parent-style-name="634" style:display-name="Heading 8 Char" style:family="text" style:name="649">
      <style:text-properties fo:font-family="Arial" style:font-family-complex="Arial" fo:font-size="11pt" fo:font-style="italic"/>
    </style:style>
    <style:style style:parent-style-name="636" style:display-name="Heading 9" style:family="paragraph" style:name="650">
      <style:text-properties fo:font-family="Arial" style:font-family-complex="Arial" fo:font-size="10.5pt" fo:font-style="italic"/>
      <style:paragraph-properties fo:margin-top="16pt" fo:margin-bottom="10pt"/>
    </style:style>
    <style:style style:parent-style-name="634" style:display-name="Heading 9 Char" style:family="text" style:name="651">
      <style:text-properties fo:font-family="Arial" style:font-family-complex="Arial" fo:font-size="10.5pt" fo:font-style="italic"/>
    </style:style>
    <style:style style:parent-style-name="636" style:display-name="List Paragraph" style:family="paragraph" style:name="652">
      <style:paragraph-properties fo:margin-left="1.27cm" fo:margin-right="0cm" fo:text-indent="0cm"/>
    </style:style>
    <style:style style:parent-style-name="634" style:display-name="No Spacing" style:family="paragraph" style:name="653">
      <style:paragraph-properties fo:line-height="100%" fo:margin-top="0pt" fo:margin-bottom="0pt"/>
    </style:style>
    <style:style style:parent-style-name="634" style:display-name="Title Char" style:family="text" style:name="654">
      <style:text-properties fo:font-size="24pt"/>
    </style:style>
    <style:style style:parent-style-name="634" style:display-name="Subtitle Char" style:family="text" style:name="655">
      <style:text-properties fo:font-size="12pt"/>
    </style:style>
    <style:style style:parent-style-name="636" style:display-name="Quote" style:family="paragraph" style:name="656">
      <style:text-properties fo:font-style="italic"/>
      <style:paragraph-properties fo:margin-left="1.27cm" fo:margin-right="1.27cm" fo:text-indent="0cm"/>
    </style:style>
    <style:style style:parent-style-name="634" style:display-name="Quote Char" style:family="text" style:name="657">
      <style:text-properties fo:font-style="italic"/>
    </style:style>
    <style:style style:parent-style-name="636" style:display-name="Intense Quote" style:family="paragraph" style:name="65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34" style:display-name="Intense Quote Char" style:family="text" style:name="659">
      <style:text-properties fo:font-style="italic"/>
    </style:style>
    <style:style style:parent-style-name="636" style:display-name="Header" style:family="paragraph" style:name="66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4" style:display-name="Header Char" style:family="text" style:name="661"/>
    <style:style style:parent-style-name="636" style:display-name="Footer" style:family="paragraph" style:name="66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4" style:display-name="Footer Char" style:family="text" style:name="663"/>
    <style:style style:parent-style-name="634" style:display-name="Caption Char" style:family="text" style:name="664"/>
    <style:style style:parent-style-name="634" style:display-name="Hyper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69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70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71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72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73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74">
      <style:text-properties fo:color="#0000ff" style:text-underline-type="single" style:text-underline-style="solid" style:text-underline-width="auto" style:text-underline-color="font-color"/>
    </style:style>
    <style:style style:parent-style-name="636" style:display-name="footnote text" style:family="paragraph" style:name="675">
      <style:text-properties fo:font-size="9pt"/>
      <style:paragraph-properties fo:line-height="100%" fo:margin-bottom="2pt"/>
    </style:style>
    <style:style style:parent-style-name="634" style:display-name="Footnote Text Char" style:family="text" style:name="676">
      <style:text-properties fo:font-size="9pt"/>
    </style:style>
    <style:style style:parent-style-name="634" style:display-name="footnote reference" style:family="text" style:name="677">
      <style:text-properties style:text-position="super 58%"/>
    </style:style>
    <style:style style:parent-style-name="636" style:display-name="endnote text" style:family="paragraph" style:name="678">
      <style:text-properties fo:font-size="10pt"/>
      <style:paragraph-properties fo:line-height="100%" fo:margin-bottom="0pt"/>
    </style:style>
    <style:style style:parent-style-name="634" style:display-name="Endnote Text Char" style:family="text" style:name="679">
      <style:text-properties fo:font-size="10pt"/>
    </style:style>
    <style:style style:parent-style-name="634" style:display-name="endnote reference" style:family="text" style:name="680">
      <style:text-properties style:text-position="super 58%"/>
    </style:style>
    <style:style style:parent-style-name="636" style:display-name="toc 1" style:family="paragraph" style:name="681">
      <style:paragraph-properties fo:margin-left="0cm" fo:margin-right="0cm" fo:text-indent="0cm" fo:margin-bottom="2.85pt"/>
    </style:style>
    <style:style style:parent-style-name="636" style:display-name="toc 2" style:family="paragraph" style:name="682">
      <style:paragraph-properties fo:margin-left="0.4992cm" fo:margin-right="0cm" fo:text-indent="0cm" fo:margin-bottom="2.85pt"/>
    </style:style>
    <style:style style:parent-style-name="636" style:display-name="toc 3" style:family="paragraph" style:name="683">
      <style:paragraph-properties fo:margin-left="1cm" fo:margin-right="0cm" fo:text-indent="0cm" fo:margin-bottom="2.85pt"/>
    </style:style>
    <style:style style:parent-style-name="636" style:display-name="toc 4" style:family="paragraph" style:name="684">
      <style:paragraph-properties fo:margin-left="1.499cm" fo:margin-right="0cm" fo:text-indent="0cm" fo:margin-bottom="2.85pt"/>
    </style:style>
    <style:style style:parent-style-name="636" style:display-name="toc 5" style:family="paragraph" style:name="685">
      <style:paragraph-properties fo:margin-left="2cm" fo:margin-right="0cm" fo:text-indent="0cm" fo:margin-bottom="2.85pt"/>
    </style:style>
    <style:style style:parent-style-name="636" style:display-name="toc 6" style:family="paragraph" style:name="686">
      <style:paragraph-properties fo:margin-left="2.5cm" fo:margin-right="0cm" fo:text-indent="0cm" fo:margin-bottom="2.85pt"/>
    </style:style>
    <style:style style:parent-style-name="636" style:display-name="toc 7" style:family="paragraph" style:name="687">
      <style:paragraph-properties fo:margin-left="3.001cm" fo:margin-right="0cm" fo:text-indent="0cm" fo:margin-bottom="2.85pt"/>
    </style:style>
    <style:style style:parent-style-name="636" style:display-name="toc 8" style:family="paragraph" style:name="688">
      <style:paragraph-properties fo:margin-left="3.5cm" fo:margin-right="0cm" fo:text-indent="0cm" fo:margin-bottom="2.85pt"/>
    </style:style>
    <style:style style:parent-style-name="636" style:display-name="toc 9" style:family="paragraph" style:name="689">
      <style:paragraph-properties fo:margin-left="4.001cm" fo:margin-right="0cm" fo:text-indent="0cm" fo:margin-bottom="2.85pt"/>
    </style:style>
    <style:style style:parent-style-name="634" style:display-name="TOC Heading" style:family="paragraph" style:name="690"/>
    <style:style style:parent-style-name="636" style:display-name="table of figures" style:family="paragraph" style:name="691">
      <style:paragraph-properties fo:margin-bottom="0pt"/>
    </style:style>
    <style:style style:parent-style-name="633" style:display-name="DStyle_paragraph" style:family="paragraph" style:name="692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92" style:display-name="Standard" style:family="paragraph" style:name="693">
      <style:text-properties/>
      <style:paragraph-properties/>
    </style:style>
    <style:style style:parent-style-name="693" style:display-name="Heading" style:family="paragraph" style:name="694">
      <style:text-properties fo:font-family="Liberation Sans" style:font-family-complex="Liberation Sans" fo:font-size="14pt"/>
      <style:paragraph-properties fo:margin-top="12pt" fo:margin-bottom="6pt"/>
    </style:style>
    <style:style style:parent-style-name="693" style:display-name="Text body" style:family="paragraph" style:name="695">
      <style:text-properties/>
      <style:paragraph-properties fo:line-height="120%" fo:margin-top="0pt" fo:margin-bottom="7pt"/>
    </style:style>
    <style:style style:parent-style-name="695" style:display-name="List" style:family="paragraph" style:name="696"/>
    <style:style style:parent-style-name="693" style:display-name="Caption" style:family="paragraph" style:name="697">
      <style:text-properties fo:font-size="12pt" fo:font-style="italic"/>
      <style:paragraph-properties fo:margin-top="6pt" fo:margin-bottom="6pt"/>
    </style:style>
    <style:style style:parent-style-name="693" style:display-name="Index" style:family="paragraph" style:name="698"/>
    <style:style style:parent-style-name="693" style:display-name="Quotations" style:family="paragraph" style:name="699">
      <style:paragraph-properties fo:margin-left="1cm" fo:margin-right="1cm" fo:text-indent="0cm" fo:margin-top="0pt" fo:margin-bottom="14.15pt"/>
    </style:style>
    <style:style style:parent-style-name="694" style:display-name="Title" style:family="paragraph" style:name="700">
      <style:text-properties fo:font-size="28pt" fo:font-weight="bold"/>
      <style:paragraph-properties fo:text-align="center"/>
    </style:style>
    <style:style style:parent-style-name="694" style:display-name="Subtitle" style:family="paragraph" style:name="701">
      <style:text-properties fo:font-size="18pt"/>
      <style:paragraph-properties fo:text-align="center" fo:margin-top="3pt" fo:margin-bottom="6pt"/>
    </style:style>
    <style:style style:parent-style-name="694" style:display-name="Heading 1" style:family="paragraph" style:name="702">
      <style:text-properties fo:font-size="18pt" fo:font-weight="bold"/>
      <style:paragraph-properties fo:margin-top="12pt" fo:margin-bottom="6pt"/>
    </style:style>
    <style:style style:parent-style-name="694" style:display-name="Heading 2" style:family="paragraph" style:name="703">
      <style:text-properties fo:font-size="16pt" fo:font-weight="bold"/>
      <style:paragraph-properties fo:margin-top="10pt" fo:margin-bottom="6pt"/>
    </style:style>
    <style:style style:parent-style-name="694" style:display-name="Heading 3" style:family="paragraph" style:name="704">
      <style:text-properties fo:color="#808080" fo:font-size="14pt" fo:font-weight="bold"/>
      <style:paragraph-properties fo:margin-top="7pt" fo:margin-bottom="6pt"/>
    </style:style>
    <style:style style:parent-style-name="693" style:display-name="Table Contents" style:family="paragraph" style:name="705"/>
    <style:style style:parent-style-name="705" style:display-name="Table Heading" style:family="paragraph" style:name="706"/>
    <style:style style:parent-style-name="692" style:display-name="Internet link" style:family="text" style:name="707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708"/>
    <text:list-style style:name="WWNum1">
      <text:list-level-style-bullet text:level="1" text:bullet-char="·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  <meta:creation-date>2015-01-26T02:20:36Z</meta:creation-date>
  </office:meta>
</office:document-meta>
</file>